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24-12-18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23-12-12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22-12-14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21-12-08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21-01-05 15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8-11-28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8-02-27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6-12-1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9264" calcext:value-type="float">
            <text:p>27.63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0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0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9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5336" calcext:value-type="float">
            <text:p>28.21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5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692" calcext:value-type="float">
            <text:p>28.69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90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0008" calcext:value-type="float">
            <text:p>29.02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88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26944" calcext:value-type="float">
            <text:p>28.12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87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1552" calcext:value-type="float">
            <text:p>29.1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6608" calcext:value-type="float">
            <text:p>28.4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51401</text:p>
          </table:table-cell>
          <table:table-cell office:value-type="string" calcext:value-type="string">
            <text:p>197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